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officeooo:rsid="000c3c5a" officeooo:paragraph-rsid="000c3c5a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c3c5a" officeooo:paragraph-rsid="000c3c5a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ebb70" officeooo:paragraph-rsid="000ebb70" style:font-size-asian="12.25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ec479" officeooo:paragraph-rsid="000ec479" style:font-size-asian="12.25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ebb70" officeooo:paragraph-rsid="000ebb70" style:font-size-asian="12.25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ec479" officeooo:paragraph-rsid="000ec479" style:font-size-asian="12.25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0ae22" officeooo:paragraph-rsid="0010ae22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080e4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Devoir/ La moral</text:p>
      <text:p text:style-name="P1"/>
      <text:p text:style-name="P2">Intro</text:p>
      <text:p text:style-name="P2"><text:span text:style-name="T3"/></text:p>
      <text:p text:style-name="P2"><text:span text:style-name="T3">Que dois-je faire ? → Contrainte obligation intérieure.</text:span></text:p>
      <text:p text:style-name="P2"><text:span text:style-name="T3"/></text:p>
      <text:p text:style-name="P3"><text:span text:style-name="T1">I/ Pourquoi la morale ?</text:span></text:p>
      <text:p text:style-name="P3"><text:span text:style-name="T1"/></text:p>
      <text:p text:style-name="P5"><text:span text:style-name="T1">-éthique</text:span></text:p>
      <text:p text:style-name="P5"><text:span text:style-name="T1"/></text:p>
      <text:p text:style-name="P4"><text:span text:style-name="T1">II/ Quelques distinctions</text:span></text:p>
      <text:p text:style-name="P4"><text:span text:style-name="T1"/></text:p>
      <text:p text:style-name="P6"><text:span text:style-name="T1">- </text:span><text:span text:style-name="T2">moral de l’obéissance</text:span></text:p>
      <text:p text:style-name="P6"><text:span text:style-name="T2">- moral du devoir</text:span></text:p>
      <text:p text:style-name="P6"><text:span text:style-name="T2">- moral de l’example</text:span></text:p>
      <text:p text:style-name="P6"><text:span text:style-name="T2"/></text:p>
      <text:p text:style-name="P7"><text:span text:style-name="T2">- </text:span><text:span text:style-name="T1">règle moral, social, légal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09:56:00.125241550</meta:creation-date>
    <meta:generator>LibreOffice/7.5.1.2$Linux_X86_64 LibreOffice_project/50$Build-2</meta:generator>
    <dc:date>2023-05-12T10:19:42.570707721</dc:date>
    <meta:editing-duration>PT23M40S</meta:editing-duration>
    <meta:editing-cycles>6</meta:editing-cycles>
    <meta:document-statistic meta:table-count="0" meta:image-count="0" meta:object-count="0" meta:page-count="1" meta:paragraph-count="10" meta:word-count="39" meta:character-count="224" meta:non-whitespace-character-count="195"/>
  </office:meta>
</office:document-meta>
</file>